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7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4|knows_ironflesh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6|knows_power_draw_4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4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power_strike_4|knows_ironflesh_5|knows_power_throw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strike_5|knows_ironflesh_6|knows_power_throw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power_strike_7|knows_ironflesh_9|knows_power_throw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ironflesh_1|knows_power_draw_1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common|knows_ironflesh_4|knows_power_draw_4|knows_power_strike_2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1|knows_ironflesh_3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ironflesh_4|knows_power_strike_2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5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2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5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3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2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4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5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6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white_tunic_a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2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3|knows_power_draw_6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ax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axe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light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6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4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8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shield_2|knows_power_strike_2|knows_ironflesh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strike_3|knows_ironflesh_4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5|knows_power_strike_4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office:value-type="string" calcext:value-type="string">
            <text:p>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light_good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Variag_Veteran_Warrior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shield| tfg_armor| tfg_helm| tfg_boots,0,0,fac_khand,[itm_khand_inf_helm_b_good, itm_khand_inf_helm_c1, itm_khand_inf_helm_c2,itm_khand_foot_lam,itm_mail_mittens,itm_variag_greaves,itm_khand_axe_winged,itm_khand_tulwar, itm_khand_2h_tulwar,],attr_evil_tier_4,wp_tier_4,knows_common|knows_athletics_2|knows_shield_2|knows_power_strike_4|knows_ironflesh_3,khand_man1,khand_man2]," calcext:value-type="string">
            <text:p>["i4_khand_vet_warrior","Khand_Veteran_Warrior","Variag_Veteran_Warrior",tf_evil_man| tfg_shield| tfg_armor| tfg_helm| tfg_boots,0,0,fac_khand,[itm_khand_inf_helm_b_good, itm_khand_inf_helm_c1, itm_khand_inf_helm_c2,itm_khand_foot_lam,itm_mail_mittens,itm_variag_greaves,itm_khand_axe_winged,itm_khand_tulwar, itm_khand_2h_tulwar,],attr_evil_tier_4,wp_tier_4,knows_common|knows_athletics_2|knows_shield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throw_5|knows_power_strike_5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shield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shield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5"/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throw_2|knows_power_strike_3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4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3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1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2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2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2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3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4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6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7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3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3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5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1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2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2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2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2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7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1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2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2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7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vet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7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.00.0000</text:date>, <text:time style:data-style-name="N2" text:time-value="20:01:36.5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1-27T20:48:08.518000000</dc:date>
    <meta:editing-cycles>259</meta:editing-cycles>
    <meta:editing-duration>P2DT21H32M42S</meta:editing-duration>
    <meta:document-statistic meta:table-count="2" meta:cell-count="6713" meta:object-count="0"/>
  </office:meta>
</office:document-meta>
</file>